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AR PL UMing HK1" svg:font-family="'AR PL UMing HK', 'MS Gothic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name-asian="新細明體" style:language-asian="zh" style:country-asian="TW" style:font-weight-asian="bold" style:font-weight-complex="bold"/>
    </style:style>
    <style:style style:name="P2" style:family="paragraph" style:parent-style-name="Standard">
      <style:text-properties fo:color="#808080" style:language-asian="zh" style:country-asian="TW"/>
    </style:style>
    <style:style style:name="P3" style:family="paragraph" style:parent-style-name="Standard">
      <style:text-properties style:font-name-asian="新細明體" style:language-asian="zh" style:country-asian="TW"/>
    </style:style>
    <style:style style:name="P4" style:family="paragraph" style:parent-style-name="Standard" style:master-page-name="">
      <style:paragraph-properties fo:line-height="200%" style:page-number="auto" style:shadow="none"/>
    </style:style>
    <style:style style:name="P5" style:family="paragraph" style:parent-style-name="Standard">
      <style:paragraph-properties fo:line-height="200%" style:shadow="none"/>
      <style:text-properties fo:color="#808080"/>
    </style:style>
    <style:style style:name="P6" style:family="paragraph" style:parent-style-name="Standard">
      <style:paragraph-properties fo:line-height="200%" style:shadow="none"/>
    </style:style>
    <style:style style:name="P7" style:family="paragraph" style:parent-style-name="Standard">
      <style:paragraph-properties fo:line-height="200%" style:shadow="none"/>
      <style:text-properties fo:font-weight="bold" style:font-name-asian="新細明體" style:language-asian="zh" style:country-asian="TW" style:font-weight-asian="bold" style:font-weight-complex="bold"/>
    </style:style>
    <style:style style:name="P8" style:family="paragraph" style:parent-style-name="Standard">
      <style:paragraph-properties fo:line-height="200%" style:shadow="non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200%" style:shadow="none"/>
      <style:text-properties style:font-name-asian="新細明體" style:language-asian="zh" style:country-asian="TW"/>
    </style:style>
    <style:style style:name="T1" style:family="text">
      <style:text-properties style:font-name-asian="新細明體"/>
    </style:style>
    <style:style style:name="T2" style:family="text">
      <style:text-properties style:font-name-asian="新細明體" style:language-asian="zh" style:country-asian="TW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fo:color="#808080"/>
    </style:style>
    <style:style style:name="T5" style:family="text">
      <style:text-properties fo:color="#808080" style:font-name-asian="新細明體" style:language-asian="zh" style:country-asian="TW"/>
    </style:style>
    <style:style style:name="T6" style:family="text">
      <style:text-properties fo:color="#808080" style:language-asian="zh" style:country-asian="TW"/>
    </style:style>
    <style:style style:name="T7" style:family="text">
      <style:text-properties fo:color="#808080" style:font-name-asian="Times New Roman" style:language-asian="zh" style:country-asian="TW" style:font-name-complex="Times New Roman"/>
    </style:style>
    <style:style style:name="T8" style:family="text">
      <style:text-properties fo:color="#808080" style:font-name-asian="Times New Roman" style:font-name-complex="Times New Roman"/>
    </style:style>
    <style:style style:name="T9" style:family="text">
      <style:text-properties fo:color="#808080" style:font-name="新細明體" style:font-name-asian="新細明體" style:language-asian="zh" style:country-asian="TW" style:font-name-complex="新細明體"/>
    </style:style>
    <style:style style:name="T10" style:family="text">
      <style:text-properties fo:color="#808080" fo:font-weight="bold" style:font-weight-asian="bold" style:font-weight-complex="bold"/>
    </style:style>
    <style:style style:name="T11" style:family="text">
      <style:text-properties fo:color="#808080" fo:font-weight="bold" style:font-name-asian="Times New Roman" style:font-weight-asian="bold" style:font-name-complex="Times New Roman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新細明體" style:language-asian="zh" style:country-asian="TW" style:font-weight-asian="bold" style:font-weight-complex="bold"/>
    </style:style>
    <style:style style:name="T14" style:family="text">
      <style:text-properties fo:font-weight="bold" style:language-asian="zh" style:country-asian="TW" style:font-weight-asian="bold" style:font-weight-complex="bold"/>
    </style:style>
    <style:style style:name="T15" style:family="text">
      <style:text-properties fo:font-weight="bold" style:font-name-asian="Times New Roman" style:language-asian="zh" style:country-asian="TW" style:font-weight-asian="bold" style:font-name-complex="Times New Roman" style:font-weight-complex="bold"/>
    </style:style>
    <style:style style:name="T16" style:family="text">
      <style:text-properties fo:font-weight="bold" style:font-name-asian="Times New Roman" style:font-weight-asian="bold" style:font-name-complex="Times New Roman" style:font-weight-complex="bold"/>
    </style:style>
    <style:style style:name="T17" style:family="text">
      <style:text-properties style:font-name="新細明體" fo:font-weight="bold" style:font-name-asian="新細明體" style:language-asian="zh" style:country-asian="TW" style:font-weight-asian="bold" style:font-name-complex="新細明體" style:font-weight-complex="bold"/>
    </style:style>
    <style:style style:name="T18" style:family="text">
      <style:text-properties style:font-name="新細明體" style:font-name-asian="新細明體" style:language-asian="zh" style:country-asian="TW" style:font-name-complex="新細明體"/>
    </style:style>
    <style:style style:name="T19" style:family="text">
      <style:text-properties fo:color="#00ffff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Slide</text:span><text:span text:style-name="T16"> </text:span><text:span text:style-name="T12">1</text:span><text:span text:style-name="T15"> </text:span></text:p>
      <text:p text:style-name="P5">Hi,<text:span text:style-name="T3"> </text:span>I'm<text:span text:style-name="T3"> </text:span>Greg.<text:span text:style-name="T3"> </text:span>This<text:span text:style-name="T3"> </text:span>is<text:span text:style-name="T3"> </text:span>actually<text:span text:style-name="T3"> </text:span>my<text:span text:style-name="T3"> </text:span>4th<text:span text:style-name="T3"> </text:span>Ignite,<text:span text:style-name="T3"> </text:span>but<text:span text:style-name="T3"> </text:span>only<text:span text:style-name="T3"> </text:span>my<text:span text:style-name="T3"> </text:span>first<text:span text:style-name="T3"> </text:span>Ignite<text:span text:style-name="T3"> </text:span>talk.<text:span text:style-name="T3"> </text:span>Let's<text:span text:style-name="T3"> </text:span>see<text:span text:style-name="T3"> </text:span>how<text:span text:style-name="T3"> </text:span>it<text:span text:style-name="T3"> </text:span>will<text:span text:style-name="T3"> </text:span>work<text:span text:style-name="T3"> </text:span>out.</text:p>
      <text:p text:style-name="P6"><text:span text:style-name="T13">大家好,我是葛瑞格。我其實舉辦過4場Ignite活動,但是這是我的第一次演講,就讓我們看看成果如何</text:span></text:p>
      <text:p text:style-name="P7"/>
      <text:p text:style-name="P6"><text:span text:style-name="T10">Slide</text:span><text:span text:style-name="T16"> </text:span><text:span text:style-name="T12">2</text:span><text:span text:style-name="T13">為何而寫</text:span></text:p>
      <text:p text:style-name="P6"><text:span text:style-name="T4">I</text:span><text:span text:style-name="T8"> </text:span><text:span text:style-name="T4">like</text:span><text:span text:style-name="T8"> </text:span><text:span text:style-name="T4">to</text:span><text:span text:style-name="T8"> </text:span><text:span text:style-name="T4">talk</text:span><text:span text:style-name="T8"> </text:span><text:span text:style-name="T4">a</text:span><text:span text:style-name="T8"> </text:span><text:span text:style-name="T4">lot,</text:span><text:span text:style-name="T8"> </text:span><text:span text:style-name="T4">but</text:span><text:span text:style-name="T8"> </text:span><text:span text:style-name="T4">I</text:span><text:span text:style-name="T8"> </text:span><text:span text:style-name="T4">like</text:span><text:span text:style-name="T8"> </text:span><text:span text:style-name="T4">to</text:span><text:span text:style-name="T8"> </text:span><text:span text:style-name="T4">write</text:span><text:span text:style-name="T8"> </text:span><text:span text:style-name="T4">a</text:span><text:span text:style-name="T8"> </text:span><text:span text:style-name="T4">lot</text:span><text:span text:style-name="T8"> </text:span><text:span text:style-name="T4">maybe</text:span><text:span text:style-name="T8"> </text:span><text:span text:style-name="T4">even</text:span><text:span text:style-name="T8"> </text:span><text:span text:style-name="T4">more.</text:span><text:span text:style-name="T8"> </text:span><text:span text:style-name="T4">In</text:span><text:span text:style-name="T8"> </text:span><text:span text:style-name="T4">school</text:span><text:span text:style-name="T8"> </text:span><text:span text:style-name="T4">writing</text:span><text:span text:style-name="T8"> </text:span><text:span text:style-name="T4">is</text:span><text:span text:style-name="T8"> </text:span><text:span text:style-name="T4">one</text:span><text:span text:style-name="T8"> </text:span><text:span text:style-name="T4">of</text:span><text:span text:style-name="T8"> </text:span><text:span text:style-name="T4">the</text:span><text:span text:style-name="T8"> </text:span><text:span text:style-name="T4">first</text:span><text:span text:style-name="T8"> </text:span><text:span text:style-name="T4">thing</text:span><text:span text:style-name="T8"> </text:span><text:span text:style-name="T4">we</text:span><text:span text:style-name="T8"> </text:span><text:span text:style-name="T4">learn,</text:span><text:span text:style-name="T8"> </text:span><text:span text:style-name="T4">and</text:span><text:span text:style-name="T8"> </text:span><text:span text:style-name="T4">later</text:span><text:span text:style-name="T8"> </text:span><text:span text:style-name="T4">it</text:span><text:span text:style-name="T8"> </text:span><text:span text:style-name="T4">is</text:span><text:span text:style-name="T8"> </text:span><text:span text:style-name="T4">maybe</text:span><text:span text:style-name="T8"> </text:span><text:span text:style-name="T4">one</text:span><text:span text:style-name="T8"> </text:span><text:span text:style-name="T4">of</text:span><text:span text:style-name="T8"> </text:span><text:span text:style-name="T4">the</text:span><text:span text:style-name="T8"> </text:span><text:span text:style-name="T4">first</text:span><text:span text:style-name="T8"> </text:span><text:span text:style-name="T4">thing</text:span><text:span text:style-name="T8"> </text:span><text:span text:style-name="T4">we</text:span><text:span text:style-name="T8"> </text:span><text:span text:style-name="T4">forget.</text:span><text:span text:style-name="T8"> </text:span><text:span text:style-name="T4">It</text:span><text:span text:style-name="T8"> </text:span><text:span text:style-name="T4">is</text:span><text:span text:style-name="T8"> </text:span><text:span text:style-name="T4">because</text:span><text:span text:style-name="T8"> </text:span><text:span text:style-name="T4">to</text:span><text:span text:style-name="T8"> </text:span><text:span text:style-name="T4">stay</text:span><text:span text:style-name="T8"> </text:span><text:span text:style-name="T4">alive,</text:span><text:span text:style-name="T8"> </text:span><text:span text:style-name="T4">one</text:span><text:span text:style-name="T8"> </text:span><text:span text:style-name="T4">doesn't</text:span><text:span text:style-name="T8"> </text:span><text:span text:style-name="T4">need</text:span><text:span text:style-name="T8"> </text:span><text:span text:style-name="T4">that.</text:span><text:span text:style-name="T8"> </text:span><text:span text:style-name="T4">But</text:span><text:span text:style-name="T8"> </text:span><text:span text:style-name="T4">to</text:span><text:span text:style-name="T8"> “</text:span><text:span text:style-name="T4">live</text:span><text:span text:style-name="T8">”</text:span><text:span text:style-name="T4">,</text:span><text:span text:style-name="T8"> </text:span><text:span text:style-name="T4">I</text:span><text:span text:style-name="T8"> </text:span><text:span text:style-name="T4">find</text:span><text:span text:style-name="T8"> </text:span><text:span text:style-name="T4">writing</text:span><text:span text:style-name="T8"> </text:span><text:span text:style-name="T4">a</text:span><text:span text:style-name="T8"> </text:span><text:span text:style-name="T4">very</text:span><text:span text:style-name="T8"> </text:span><text:span text:style-name="T4">rewarding</text:span><text:span text:style-name="T8"> </text:span><text:span text:style-name="T4">experience,</text:span><text:span text:style-name="T8"> </text:span><text:span text:style-name="T4">for</text:span><text:span text:style-name="T8"> </text:span><text:span text:style-name="T4">myself</text:span><text:span text:style-name="T8"> </text:span><text:span text:style-name="T4">and</text:span><text:span text:style-name="T8"> </text:span><text:span text:style-name="T4">for</text:span><text:span text:style-name="T8"> </text:span><text:span text:style-name="T4">people</text:span><text:span text:style-name="T8"> </text:span><text:span text:style-name="T4">around</text:span><text:span text:style-name="T8"> </text:span><text:span text:style-name="T4">me.</text:span></text:p>
      <text:p text:style-name="P6"><text:span text:style-name="T13">我很喜歡說話,但我更喜歡寫東西!</text:span><text:span text:style-name="T15"> </text:span><text:span text:style-name="T14">書寫是我們在學校裡最早學到的事情之一,卻也是往後我們最先忽略的事情之一，因為書寫不是生存必須；</text:span><text:span text:style-name="T13">然而，它卻是生活必須。對我和身邊的人來說，它也是珍貴的經驗。</text:span></text:p>
      <text:p text:style-name="P7"/>
      <text:p text:style-name="P6"><text:span text:style-name="T10">Slide</text:span><text:span text:style-name="T16"> </text:span><text:span text:style-name="T12">3</text:span><text:span text:style-name="T13">靈感肌肉</text:span></text:p>
      <text:p text:style-name="P6"><text:span text:style-name="T4">There's</text:span><text:span text:style-name="T8"> </text:span><text:span text:style-name="T4">a</text:span><text:span text:style-name="T8"> </text:span><text:span text:style-name="T4">guy,</text:span><text:span text:style-name="T8"> </text:span><text:span text:style-name="T4">who's</text:span><text:span text:style-name="T8"> </text:span><text:span text:style-name="T4">blog</text:span><text:span text:style-name="T8"> </text:span><text:span text:style-name="T4">I</text:span><text:span text:style-name="T8"> </text:span><text:span text:style-name="T4">read</text:span><text:span text:style-name="T8"> </text:span><text:span text:style-name="T4">quite</text:span><text:span text:style-name="T8"> </text:span><text:span text:style-name="T4">frequently.</text:span><text:span text:style-name="T8"> </text:span><text:span text:style-name="T4">He's</text:span><text:span text:style-name="T8"> </text:span><text:span text:style-name="T4">one</text:span><text:span text:style-name="T8"> </text:span><text:span text:style-name="T4">of</text:span><text:span text:style-name="T8"> </text:span><text:span text:style-name="T4">the</text:span><text:span text:style-name="T8"> </text:span><text:span text:style-name="T4">cleverest</text:span><text:span text:style-name="T8"> </text:span><text:span text:style-name="T4">and</text:span><text:span text:style-name="T8"> </text:span><text:span text:style-name="T4">most</text:span><text:span text:style-name="T8"> </text:span><text:span text:style-name="T4">honest</text:span><text:span text:style-name="T8"> </text:span><text:span text:style-name="T4">person</text:span><text:span text:style-name="T8"> </text:span><text:span text:style-name="T4">I</text:span><text:span text:style-name="T8"> </text:span><text:span text:style-name="T4">have</text:span><text:span text:style-name="T8"> </text:span><text:span text:style-name="T4">seen.</text:span><text:span text:style-name="T8"> </text:span><text:span text:style-name="T4">He</text:span><text:span text:style-name="T8"> </text:span><text:span text:style-name="T4">writes</text:span><text:span text:style-name="T8"> </text:span><text:span text:style-name="T4">a</text:span><text:span text:style-name="T8"> </text:span><text:span text:style-name="T4">lot</text:span><text:span text:style-name="T8"> </text:span><text:span text:style-name="T4">about</text:span><text:span text:style-name="T8"> </text:span><text:span text:style-name="T4">creativity,</text:span><text:span text:style-name="T8"> </text:span><text:span text:style-name="T4">how</text:span><text:span text:style-name="T8"> </text:span><text:span text:style-name="T4">to</text:span><text:span text:style-name="T8"> </text:span><text:span text:style-name="T4">exercise</text:span><text:span text:style-name="T8"> </text:span><text:span text:style-name="T4">your</text:span><text:span text:style-name="T8"> “</text:span><text:span text:style-name="T4">idea</text:span><text:span text:style-name="T8"> </text:span><text:span text:style-name="T4">muscle</text:span><text:span text:style-name="T8">”</text:span><text:span text:style-name="T4">.</text:span><text:span text:style-name="T8"> </text:span><text:span text:style-name="T4">One</text:span><text:span text:style-name="T8"> </text:span><text:span text:style-name="T4">of</text:span><text:span text:style-name="T8"> </text:span><text:span text:style-name="T4">the</text:span><text:span text:style-name="T8"> </text:span><text:span text:style-name="T4">most</text:span><text:span text:style-name="T8"> </text:span><text:span text:style-name="T4">important</text:span><text:span text:style-name="T8"> </text:span><text:span text:style-name="T4">thought</text:span><text:span text:style-name="T8"> </text:span><text:span text:style-name="T4">I've</text:span><text:span text:style-name="T8"> </text:span><text:span text:style-name="T4">read</text:span><text:span text:style-name="T8"> </text:span><text:span text:style-name="T4">in</text:span><text:span text:style-name="T8"> </text:span><text:span text:style-name="T4">a</text:span><text:span text:style-name="T8"> </text:span><text:span text:style-name="T4">very</text:span><text:span text:style-name="T8"> </text:span><text:span text:style-name="T4">long</text:span><text:span text:style-name="T8"> </text:span><text:span text:style-name="T4">time</text:span>.</text:p>
      <text:p text:style-name="P6"><text:span text:style-name="T13">我常常看這個人(James</text:span><text:span text:style-name="T15"> </text:span><text:span text:style-name="T14">Altucher)的blog,他是我見過最聰明、坦率的人之一</text:span><text:span text:style-name="T13">。他寫很多關於創意與如何培養靈感的文章。長久以來,這些文字給我很多重要啟發</text:span></text:p>
      <text:p text:style-name="P9"/>
      <text:p text:style-name="P6"><text:span text:style-name="T10">Slide</text:span><text:span text:style-name="T11"> </text:span><text:span text:style-name="T12">4</text:span><text:span text:style-name="T13">列表</text:span></text:p>
      <text:p text:style-name="P6"><text:span text:style-name="T4">Lists</text:span><text:span text:style-name="T8"> </text:span><text:span text:style-name="T4">are</text:span><text:span text:style-name="T8"> </text:span><text:span text:style-name="T4">the</text:span><text:span text:style-name="T8"> </text:span><text:span text:style-name="T4">easiest</text:span><text:span text:style-name="T8"> </text:span><text:span text:style-name="T4">thing,</text:span><text:span text:style-name="T8"> </text:span><text:span text:style-name="T4">that's</text:span><text:span text:style-name="T8"> </text:span><text:span text:style-name="T4">his</text:span><text:span text:style-name="T8"> </text:span><text:span text:style-name="T4">original</text:span><text:span text:style-name="T8"> </text:span><text:span text:style-name="T4">example:Every</text:span><text:span text:style-name="T8"> </text:span><text:span text:style-name="T4">day</text:span><text:span text:style-name="T8"> </text:span><text:span text:style-name="T4">sit</text:span><text:span text:style-name="T8"> </text:span><text:span text:style-name="T4">down</text:span><text:span text:style-name="T8"> </text:span><text:span text:style-name="T4">and</text:span><text:span text:style-name="T8"> </text:span><text:span text:style-name="T4">just</text:span><text:span text:style-name="T8"> </text:span><text:span text:style-name="T4">write</text:span><text:span text:style-name="T8"> </text:span><text:span text:style-name="T4">a</text:span><text:span text:style-name="T8"> </text:span><text:span text:style-name="T4">list</text:span><text:span text:style-name="T8"> </text:span><text:span text:style-name="T4">of</text:span><text:span text:style-name="T8"> </text:span><text:span text:style-name="T4">anything:</text:span><text:span text:style-name="T8"> </text:span><text:span text:style-name="T4">where</text:span><text:span text:style-name="T8"> </text:span><text:span text:style-name="T4">you</text:span><text:span text:style-name="T8"> </text:span><text:span text:style-name="T4">want</text:span><text:span text:style-name="T8"> </text:span><text:span text:style-name="T4">to</text:span><text:span text:style-name="T8"> </text:span><text:span text:style-name="T4">travel,</text:span><text:span text:style-name="T8"> </text:span><text:span text:style-name="T4">what</text:span><text:span text:style-name="T8"> </text:span><text:span text:style-name="T4">would</text:span><text:span text:style-name="T8"> </text:span><text:span text:style-name="T4">be</text:span><text:span text:style-name="T8"> </text:span><text:span text:style-name="T4">your</text:span><text:span text:style-name="T8"> </text:span><text:span text:style-name="T4">dream</text:span><text:span text:style-name="T8"> </text:span><text:span text:style-name="T4">house,</text:span><text:span text:style-name="T8"> </text:span><text:span text:style-name="T4">what</text:span><text:span text:style-name="T8"> </text:span><text:span text:style-name="T4">movies</text:span><text:span text:style-name="T8"> </text:span><text:span text:style-name="T4">you'd</text:span><text:span text:style-name="T8"> </text:span><text:span text:style-name="T4">like</text:span><text:span text:style-name="T8"> </text:span><text:span text:style-name="T4">to</text:span><text:span text:style-name="T8"> </text:span><text:span text:style-name="T4">see.</text:span><text:span text:style-name="T8"> </text:span><text:span text:style-name="T4">Just</text:span><text:span text:style-name="T8"> </text:span><text:span text:style-name="T4">make</text:span><text:span text:style-name="T8"> </text:span><text:span text:style-name="T4">it</text:span><text:span text:style-name="T8"> </text:span><text:span text:style-name="T4">as</text:span><text:span text:style-name="T8"> </text:span><text:span text:style-name="T4">long</text:span><text:span text:style-name="T8"> </text:span><text:span text:style-name="T4">list</text:span><text:span text:style-name="T8"> </text:span><text:span text:style-name="T4">as</text:span><text:span text:style-name="T8"> </text:span><text:span text:style-name="T4">possible</text:span><text:span text:style-name="T8"> – </text:span><text:span text:style-name="T4">it</text:span><text:span text:style-name="T8"> </text:span><text:span text:style-name="T4">will</text:span><text:span text:style-name="T8"> </text:span><text:span text:style-name="T4">help</text:span><text:span text:style-name="T8"> </text:span><text:span text:style-name="T4">you</text:span><text:span text:style-name="T8"> </text:span><text:span text:style-name="T4">be</text:span><text:span text:style-name="T8"> </text:span><text:span text:style-name="T4">really</text:span><text:span text:style-name="T8"> </text:span><text:span text:style-name="T4">creative,</text:span><text:span text:style-name="T8"> </text:span><text:span text:style-name="T4">much</text:span><text:span text:style-name="T8"> </text:span><text:span text:style-name="T4">more</text:span><text:span text:style-name="T8"> </text:span><text:span text:style-name="T4">than</text:span><text:span text:style-name="T8"> </text:span><text:span text:style-name="T4">you</text:span><text:span text:style-name="T8"> </text:span><text:span text:style-name="T4">think</text:span><text:span text:style-name="T8"> </text:span><text:span text:style-name="T4">you</text:span><text:span text:style-name="T8"> </text:span><text:span text:style-name="T4">can</text:span><text:span text:style-name="T8"> </text:span><text:span text:style-name="T4">be.</text:span></text:p>
      <text:p text:style-name="P6"><text:soft-page-break/><text:span text:style-name="T13">列表很簡單,每天坐下來列出一些事情,例如:想去哪旅行,想怎樣的房子,想看什麼電影</text:span><text:span text:style-name="T15">……</text:span><text:span text:style-name="T13">寫越多越好,這將讓你變得比預期更有創意</text:span></text:p>
      <text:p text:style-name="P9"/>
      <text:p text:style-name="P6"><text:span text:style-name="T10">Slide</text:span><text:span text:style-name="T16"> </text:span><text:span text:style-name="T12">5</text:span><text:span text:style-name="T13">臉書留言</text:span></text:p>
      <text:p text:style-name="P6"><text:span text:style-name="T4">Extending</text:span><text:span text:style-name="T8"> </text:span><text:span text:style-name="T4">this,</text:span><text:span text:style-name="T8"> </text:span><text:span text:style-name="T4">there</text:span><text:span text:style-name="T8"> </text:span><text:span text:style-name="T4">are</text:span><text:span text:style-name="T8"> </text:span><text:span text:style-name="T4">very</text:span><text:span text:style-name="T8"> </text:span><text:span text:style-name="T4">easy</text:span><text:span text:style-name="T8"> </text:span><text:span text:style-name="T4">other</text:span><text:span text:style-name="T8"> </text:span><text:span text:style-name="T4">things</text:span><text:span text:style-name="T8"> </text:span><text:span text:style-name="T4">what</text:span><text:span text:style-name="T8"> </text:span><text:span text:style-name="T4">you</text:span><text:span text:style-name="T8"> </text:span><text:span text:style-name="T4">start</text:span><text:span text:style-name="T8"> </text:span><text:span text:style-name="T4">writing.</text:span><text:span text:style-name="T8"> </text:span><text:span text:style-name="T4">For</text:span><text:span text:style-name="T8"> </text:span><text:span text:style-name="T4">example</text:span><text:span text:style-name="T8"> </text:span><text:span text:style-name="T4">Facebook</text:span><text:span text:style-name="T8"> </text:span><text:span text:style-name="T4">comments.</text:span><text:span text:style-name="T8"> </text:span><text:span text:style-name="T4">Instead</text:span><text:span text:style-name="T8"> </text:span><text:span text:style-name="T4">of</text:span><text:span text:style-name="T8"> “</text:span><text:span text:style-name="T4">liking</text:span><text:span text:style-name="T8">” </text:span><text:span text:style-name="T4">things,</text:span><text:span text:style-name="T8"> </text:span><text:span text:style-name="T4">react</text:span><text:span text:style-name="T8"> </text:span><text:span text:style-name="T4">to</text:span><text:span text:style-name="T8"> </text:span><text:span text:style-name="T4">them.</text:span><text:span text:style-name="T8"> </text:span><text:span text:style-name="T4">Of</text:span><text:span text:style-name="T8"> </text:span><text:span text:style-name="T4">course,</text:span><text:span text:style-name="T8"> </text:span><text:span text:style-name="T4">something</text:span><text:span text:style-name="T8"> </text:span><text:span text:style-name="T4">meaningful</text:span><text:span text:style-name="T8"> </text:span><text:span text:style-name="T4">reaction</text:span><text:span text:style-name="T8"> </text:span><text:span text:style-name="T4">is</text:span><text:span text:style-name="T8"> </text:span><text:span text:style-name="T4">good,</text:span><text:span text:style-name="T8"> </text:span><text:span text:style-name="T4">though</text:span><text:span text:style-name="T8"> </text:span><text:span text:style-name="T4">I</text:span><text:span text:style-name="T8"> </text:span><text:span text:style-name="T4">don't</text:span><text:span text:style-name="T8"> </text:span><text:span text:style-name="T4">insist</text:span><text:span text:style-name="T8"> </text:span><text:span text:style-name="T4">on</text:span><text:span text:style-name="T8"> </text:span><text:span text:style-name="T4">that</text:span><text:span text:style-name="T8"> </text:span><text:span text:style-name="T4">one.</text:span><text:span text:style-name="T8"> </text:span><text:span text:style-name="T4">Since</text:span><text:span text:style-name="T8"> </text:span><text:span text:style-name="T4">I</text:span><text:span text:style-name="T8"> </text:span><text:span text:style-name="T4">started</text:span><text:span text:style-name="T8"> </text:span><text:span text:style-name="T4">to</text:span><text:span text:style-name="T8"> </text:span><text:span text:style-name="T4">do</text:span><text:span text:style-name="T8"> </text:span><text:span text:style-name="T4">this,</text:span><text:span text:style-name="T8"> </text:span><text:span text:style-name="T4">I</text:span><text:span text:style-name="T8"> </text:span><text:span text:style-name="T4">have</text:span><text:span text:style-name="T8"> </text:span><text:span text:style-name="T4">much</text:span><text:span text:style-name="T8"> </text:span><text:span text:style-name="T4">more</text:span><text:span text:style-name="T8"> </text:span><text:span text:style-name="T4">interaction</text:span><text:span text:style-name="T8"> </text:span><text:span text:style-name="T4">with</text:span><text:span text:style-name="T8"> </text:span><text:span text:style-name="T4">people.</text:span></text:p>
      <text:p text:style-name="P6"><text:span text:style-name="T13">除此之外,臉書留言也很簡單。不要只按讚,而是回覆它們。雖然有意義的回覆很好,卻不一定必要。藉由臉書留言,我與人有了更多互動</text:span></text:p>
      <text:p text:style-name="P7"/>
      <text:p text:style-name="P6"><text:span text:style-name="T10">Slide</text:span><text:span text:style-name="T16"> </text:span><text:span text:style-name="T12">6</text:span></text:p>
      <text:p text:style-name="P6"><text:span text:style-name="T4">Also,</text:span><text:span text:style-name="T8"> </text:span><text:span text:style-name="T4">the</text:span><text:span text:style-name="T8"> </text:span><text:span text:style-name="T4">more</text:span><text:span text:style-name="T8"> </text:span><text:span text:style-name="T4">people</text:span><text:span text:style-name="T8"> </text:span><text:span text:style-name="T4">you</text:span><text:span text:style-name="T8"> </text:span><text:span text:style-name="T19">talk</text:span><text:span text:style-name="T8"> </text:span><text:span text:style-name="T4">to,</text:span><text:span text:style-name="T8"> </text:span><text:span text:style-name="T4">the</text:span><text:span text:style-name="T8"> </text:span><text:span text:style-name="T4">more</text:span><text:span text:style-name="T8"> </text:span><text:span text:style-name="T4">they</text:span><text:span text:style-name="T8"> </text:span><text:span text:style-name="T4">will</text:span><text:span text:style-name="T8"> </text:span><text:span text:style-name="T4">talk</text:span><text:span text:style-name="T8"> </text:span><text:span text:style-name="T4">to</text:span><text:span text:style-name="T8"> </text:span><text:span text:style-name="T4">you,</text:span><text:span text:style-name="T8"> </text:span><text:span text:style-name="T4">more</text:span><text:span text:style-name="T8"> </text:span><text:span text:style-name="T4">of</text:span><text:span text:style-name="T8"> </text:span><text:span text:style-name="T4">them</text:span><text:span text:style-name="T8"> </text:span><text:span text:style-name="T4">will</text:span><text:span text:style-name="T8"> </text:span><text:span text:style-name="T4">comment</text:span><text:span text:style-name="T8"> </text:span><text:span text:style-name="T4">back</text:span><text:span text:style-name="T8"> </text:span><text:span text:style-name="T4">on</text:span><text:span text:style-name="T8"> </text:span><text:span text:style-name="T4">what</text:span><text:span text:style-name="T8"> </text:span><text:span text:style-name="T4">you</text:span><text:span text:style-name="T8"> </text:span><text:span text:style-name="T4">post.</text:span><text:span text:style-name="T8"> </text:span><text:span text:style-name="T4">By</text:span><text:span text:style-name="T8"> </text:span><text:span text:style-name="T4">making</text:span><text:span text:style-name="T8"> </text:span><text:span text:style-name="T4">a</text:span><text:span text:style-name="T8"> </text:span><text:span text:style-name="T4">little</text:span><text:span text:style-name="T8"> </text:span><text:span text:style-name="T4">bit</text:span><text:span text:style-name="T8"> </text:span><text:span text:style-name="T4">of</text:span><text:span text:style-name="T8"> </text:span><text:span text:style-name="T4">effort</text:span><text:span text:style-name="T8"> </text:span><text:span text:style-name="T4">of</text:span><text:span text:style-name="T8"> </text:span><text:span text:style-name="T4">typing</text:span><text:span text:style-name="T8"> </text:span><text:span text:style-name="T4">a</text:span><text:span text:style-name="T8"> </text:span><text:span text:style-name="T4">sentence</text:span><text:span text:style-name="T8"> </text:span><text:span text:style-name="T4">or</text:span><text:span text:style-name="T8"> </text:span><text:span text:style-name="T4">two,</text:span><text:span text:style-name="T8"> </text:span><text:span text:style-name="T4">you</text:span><text:span text:style-name="T8"> </text:span><text:span text:style-name="T4">can</text:span><text:span text:style-name="T8"> </text:span><text:span text:style-name="T4">open</text:span><text:span text:style-name="T8"> </text:span><text:span text:style-name="T4">up</text:span><text:span text:style-name="T8"> </text:span><text:span text:style-name="T4">a</text:span><text:span text:style-name="T8"> </text:span><text:span text:style-name="T4">whole</text:span><text:span text:style-name="T8"> </text:span><text:span text:style-name="T4">new</text:span><text:span text:style-name="T8"> </text:span><text:span text:style-name="T4">world,</text:span><text:span text:style-name="T8"> </text:span><text:span text:style-name="T4">and</text:span><text:span text:style-name="T8"> </text:span><text:span text:style-name="T4">make</text:span><text:span text:style-name="T8"> </text:span><text:span text:style-name="T4">social</text:span><text:span text:style-name="T8"> </text:span><text:span text:style-name="T4">networking</text:span><text:span text:style-name="T8"> </text:span><text:span text:style-name="T4">much</text:span><text:span text:style-name="T8"> </text:span><text:span text:style-name="T4">more</text:span><text:span text:style-name="T8"> </text:span><text:span text:style-name="T4">social</text:span>.</text:p>
      <text:p text:style-name="P6"><text:span text:style-name="T13">和人說得越多,別人也會與你說得越多。只要打幾句留言,你就可以開啟一個新世界,讓社交網絡更活躍</text:span></text:p>
      <text:p text:style-name="P7"/>
      <text:p text:style-name="P7"/>
      <text:p text:style-name="P8">Slide<text:span text:style-name="T3"> </text:span>7</text:p>
      <text:p text:style-name="P6">Going<text:span text:style-name="T3"> </text:span>a<text:span text:style-name="T3"> </text:span>bit<text:span text:style-name="T3"> </text:span>further,<text:span text:style-name="T3"> </text:span>there<text:span text:style-name="T3"> </text:span>are<text:span text:style-name="T3"> </text:span>emails.<text:span text:style-name="T3"> </text:span>Every<text:span text:style-name="T3"> </text:span>one<text:span text:style-name="T3"> </text:span>likes<text:span text:style-name="T3"> </text:span>to<text:span text:style-name="T3"> </text:span>get<text:span text:style-name="T3"> </text:span>emails<text:span text:style-name="T3"> – </text:span>not<text:span text:style-name="T3"> </text:span>the<text:span text:style-name="T3"> </text:span>spam,<text:span text:style-name="T3"> </text:span>and<text:span text:style-name="T3"> </text:span>notification,<text:span text:style-name="T3"> </text:span>but<text:span text:style-name="T3"> </text:span>real<text:span text:style-name="T3"> </text:span>stuff,<text:span text:style-name="T3"> </text:span>written<text:span text:style-name="T3"> </text:span>personally<text:span text:style-name="T3"> </text:span>to<text:span text:style-name="T3"> </text:span>you.<text:span text:style-name="T3"> </text:span>How<text:span text:style-name="T3"> </text:span>great<text:span text:style-name="T3"> </text:span>it<text:span text:style-name="T3"> </text:span>feels<text:span text:style-name="T3"> </text:span>to<text:span text:style-name="T3"> </text:span>be<text:span text:style-name="T3"> </text:span>able<text:span text:style-name="T3"> </text:span>to<text:span text:style-name="T3"> </text:span>get<text:span text:style-name="T3"> </text:span>in<text:span text:style-name="T3"> </text:span>touch<text:span text:style-name="T3"> </text:span>with<text:span text:style-name="T3"> </text:span>anyone<text:span text:style-name="T3"> </text:span>around<text:span text:style-name="T3"> </text:span>the<text:span text:style-name="T3"> </text:span>world,<text:span text:style-name="T3"> </text:span>your<text:span text:style-name="T3"> </text:span>long<text:span text:style-name="T3"> </text:span>lost<text:span text:style-name="T3"> </text:span>friends,<text:span text:style-name="T3"> </text:span>your<text:span text:style-name="T3"> </text:span>family<text:span text:style-name="T3"> </text:span>if<text:span text:style-name="T3"> </text:span>you<text:span text:style-name="T3"> </text:span>happen<text:span text:style-name="T3"> </text:span>to<text:span text:style-name="T3"> </text:span>live<text:span text:style-name="T3"> </text:span>a<text:span text:style-name="T3"> </text:span>continent<text:span text:style-name="T3"> </text:span>away....</text:p>
      <text:p text:style-name="P6"/>
      <text:p text:style-name="P8">Slide<text:span text:style-name="T3"> </text:span>8</text:p>
      <text:p text:style-name="P6"><text:soft-page-break/>Unlike<text:span text:style-name="T3"> </text:span>Facebook<text:span text:style-name="T3"> </text:span>comments,<text:span text:style-name="T3"> </text:span>that<text:span text:style-name="T3"> “</text:span>expire<text:span text:style-name="T3">” </text:span>after<text:span text:style-name="T3"> </text:span>even<text:span text:style-name="T3"> </text:span>a<text:span text:style-name="T3"> </text:span>few<text:span text:style-name="T3"> </text:span>hours<text:span text:style-name="T3"> </text:span>or<text:span text:style-name="T3"> </text:span>sometimes<text:span text:style-name="T3"> </text:span>after<text:span text:style-name="T3"> </text:span>a<text:span text:style-name="T3"> </text:span>few<text:span text:style-name="T3"> </text:span>minutes,<text:span text:style-name="T3"> </text:span>emails<text:span text:style-name="T3"> </text:span>are<text:span text:style-name="T3"> </text:span>kept.<text:span text:style-name="T3"> </text:span>You<text:span text:style-name="T3"> </text:span>can<text:span text:style-name="T3"> </text:span>read<text:span text:style-name="T3"> </text:span>them<text:span text:style-name="T3"> </text:span>again.<text:span text:style-name="T3"> </text:span>And<text:span text:style-name="T3"> </text:span>you<text:span text:style-name="T3"> </text:span>can<text:span text:style-name="T3"> </text:span>be<text:span text:style-name="T3"> </text:span>sure,<text:span text:style-name="T3"> </text:span>others<text:span text:style-name="T3"> </text:span>read<text:span text:style-name="T3"> </text:span>your<text:span text:style-name="T3"> </text:span>emails<text:span text:style-name="T3"> </text:span>again<text:span text:style-name="T3"> </text:span>as<text:span text:style-name="T3"> </text:span>well,<text:span text:style-name="T3"> </text:span>even<text:span text:style-name="T3"> </text:span>after<text:span text:style-name="T3"> </text:span>months<text:span text:style-name="T3"> </text:span>or<text:span text:style-name="T3"> </text:span>years.</text:p>
      <text:p text:style-name="P6"/>
      <text:p text:style-name="P8">Slide<text:span text:style-name="T3"> </text:span>9</text:p>
      <text:p text:style-name="P6">But<text:span text:style-name="T3"> </text:span>it's<text:span text:style-name="T3"> </text:span>not<text:span text:style-name="T3"> </text:span>just<text:span text:style-name="T3"> </text:span>online.<text:span text:style-name="T3"> </text:span>You<text:span text:style-name="T3"> </text:span>can<text:span text:style-name="T3"> </text:span>grab<text:span text:style-name="T3"> </text:span>a<text:span text:style-name="T3"> </text:span>pen,<text:span text:style-name="T3"> </text:span>and<text:span text:style-name="T3"> </text:span>write<text:span text:style-name="T3"> </text:span>a<text:span text:style-name="T3"> </text:span>postcard.<text:span text:style-name="T3"> </text:span>You<text:span text:style-name="T3"> </text:span>can<text:span text:style-name="T3"> </text:span>write<text:span text:style-name="T3"> </text:span>them<text:span text:style-name="T3"> </text:span>to<text:span text:style-name="T3"> </text:span>your<text:span text:style-name="T3"> </text:span>friends<text:span text:style-name="T3"> </text:span>whenever<text:span text:style-name="T3"> </text:span>you<text:span text:style-name="T3"> </text:span>travel.<text:span text:style-name="T3"> </text:span>Or<text:span text:style-name="T3"> </text:span>sign<text:span text:style-name="T3"> </text:span>up<text:span text:style-name="T3"> </text:span>to<text:span text:style-name="T3"> </text:span>Postcrossing,<text:span text:style-name="T3"> </text:span>and<text:span text:style-name="T3"> </text:span>send<text:span text:style-name="T3"> </text:span>postcards<text:span text:style-name="T3"> </text:span>to<text:span text:style-name="T3"> </text:span>all<text:span text:style-name="T3"> </text:span>different<text:span text:style-name="T3"> </text:span>countries<text:span text:style-name="T3"> </text:span>to<text:span text:style-name="T3"> </text:span>strangers<text:span text:style-name="T3"> </text:span>and<text:span text:style-name="T3"> </text:span>they<text:span text:style-name="T3"> </text:span>will<text:span text:style-name="T3"> </text:span>send<text:span text:style-name="T3"> </text:span>you<text:span text:style-name="T3"> </text:span>back.<text:span text:style-name="T3"> </text:span>I<text:span text:style-name="T3"> </text:span>got<text:span text:style-name="T3"> </text:span>all<text:span text:style-name="T3"> </text:span>these<text:span text:style-name="T3"> </text:span>cards<text:span text:style-name="T3"> </text:span>just<text:span text:style-name="T3"> </text:span>in<text:span text:style-name="T3"> </text:span>one<text:span text:style-name="T3"> </text:span>month<text:span text:style-name="T3"> </text:span>from<text:span text:style-name="T3"> </text:span>6<text:span text:style-name="T3"> </text:span>different<text:span text:style-name="T3"> </text:span>countries<text:span text:style-name="T3"> </text:span>and<text:span text:style-name="T3"> </text:span>I<text:span text:style-name="T3"> </text:span>sent<text:span text:style-name="T3"> </text:span>about<text:span text:style-name="T3"> </text:span>a<text:span text:style-name="T3"> </text:span>dozen<text:span text:style-name="T3"> </text:span>postcard<text:span text:style-name="T3"> </text:span>out.</text:p>
      <text:p text:style-name="P6"/>
      <text:p text:style-name="P8">Slide<text:span text:style-name="T3"> </text:span>10</text:p>
      <text:p text:style-name="P6">On<text:span text:style-name="T3"> </text:span>the<text:span text:style-name="T3"> </text:span>other<text:span text:style-name="T3"> </text:span>hand,<text:span text:style-name="T3"> </text:span>this<text:span text:style-name="T3"> </text:span>is<text:span text:style-name="T3"> </text:span>my<text:span text:style-name="T3"> </text:span>co-worker's<text:span text:style-name="T3"> </text:span>postcard<text:span text:style-name="T3"> </text:span>wall<text:span text:style-name="T3"> </text:span>in<text:span text:style-name="T3"> </text:span>our<text:span text:style-name="T3"> </text:span>office.<text:span text:style-name="T3"> </text:span>He<text:span text:style-name="T3"> </text:span>obviously<text:span text:style-name="T3"> </text:span>have<text:span text:style-name="T3"> </text:span>more<text:span text:style-name="T3"> </text:span>friends,<text:span text:style-name="T3"> </text:span>I<text:span text:style-name="T3"> </text:span>need<text:span text:style-name="T3"> </text:span>to<text:span text:style-name="T3"> </text:span>be<text:span text:style-name="T3"> </text:span>nicer<text:span text:style-name="T3"> </text:span>to<text:span text:style-name="T3"> </text:span>people,<text:span text:style-name="T3"> </text:span>so<text:span text:style-name="T3"> </text:span>I<text:span text:style-name="T3"> </text:span>can<text:span text:style-name="T3"> </text:span>have<text:span text:style-name="T3"> </text:span>an<text:span text:style-name="T3"> </text:span>even<text:span text:style-name="T3"> </text:span>more<text:span text:style-name="T3"> </text:span>impressive<text:span text:style-name="T3"> </text:span>postcard<text:span text:style-name="T3"> </text:span>wall<text:span text:style-name="T3"> </text:span>than<text:span text:style-name="T3"> </text:span>he<text:span text:style-name="T3"> </text:span>has.</text:p>
      <text:p text:style-name="P6"/>
      <text:p text:style-name="P8">Slide<text:span text:style-name="T3"> </text:span>11</text:p>
      <text:p text:style-name="P6">Or<text:span text:style-name="T3"> </text:span>you<text:span text:style-name="T3"> </text:span>can<text:span text:style-name="T3"> </text:span>get<text:span text:style-name="T3"> </text:span>some<text:span text:style-name="T3"> </text:span>more<text:span text:style-name="T3"> </text:span>papers,<text:span text:style-name="T3"> </text:span>envelope,<text:span text:style-name="T3"> </text:span>a<text:span text:style-name="T3"> </text:span>good<text:span text:style-name="T3"> </text:span>desk,<text:span text:style-name="T3"> </text:span>some<text:span text:style-name="T3"> </text:span>tea<text:span text:style-name="T3"> </text:span>or<text:span text:style-name="T3"> </text:span>coffee,<text:span text:style-name="T3"> </text:span>and<text:span text:style-name="T3"> </text:span>write<text:span text:style-name="T3"> </text:span>some<text:span text:style-name="T3"> </text:span>letters.<text:span text:style-name="T3"> </text:span>I<text:span text:style-name="T3"> </text:span>used<text:span text:style-name="T3"> </text:span>to<text:span text:style-name="T3"> </text:span>write<text:span text:style-name="T3"> </text:span>a<text:span text:style-name="T3"> </text:span>lot,<text:span text:style-name="T3"> </text:span>now<text:span text:style-name="T3"> </text:span>my<text:span text:style-name="T3"> </text:span>hand<text:span text:style-name="T3"> </text:span>is<text:span text:style-name="T3"> </text:span>not<text:span text:style-name="T3"> </text:span>used<text:span text:style-name="T3"> </text:span>to<text:span text:style-name="T3"> </text:span>it<text:span text:style-name="T3"> </text:span>anymore<text:span text:style-name="T3"> </text:span>because<text:span text:style-name="T3"> </text:span>of<text:span text:style-name="T3"> </text:span>the<text:span text:style-name="T3"> </text:span>lot<text:span text:style-name="T3"> </text:span>of<text:span text:style-name="T3"> </text:span>typing.<text:span text:style-name="T3"> </text:span>But<text:span text:style-name="T3"> </text:span>if<text:span text:style-name="T3"> </text:span>people<text:span text:style-name="T3"> </text:span>re-read<text:span text:style-name="T3"> </text:span>emails<text:span text:style-name="T3"> </text:span>from<text:span text:style-name="T3"> </text:span>years<text:span text:style-name="T3"> </text:span>before,<text:span text:style-name="T3"> </text:span>your<text:span text:style-name="T3"> </text:span>letters<text:span text:style-name="T3"> </text:span>will<text:span text:style-name="T3"> </text:span>surely<text:span text:style-name="T3"> </text:span>be<text:span text:style-name="T3"> </text:span>saved<text:span text:style-name="T3"> </text:span>for<text:span text:style-name="T3"> </text:span>decades.</text:p>
      <text:p text:style-name="P6"/>
      <text:p text:style-name="P8">Slide<text:span text:style-name="T3"> </text:span>12</text:p>
      <text:p text:style-name="P6">The<text:span text:style-name="T3"> </text:span>personal<text:span text:style-name="T3"> </text:span>touch<text:span text:style-name="T3"> </text:span>of<text:span text:style-name="T3"> </text:span>letters,<text:span text:style-name="T3"> </text:span>the<text:span text:style-name="T3"> </text:span>feeling<text:span text:style-name="T3"> </text:span>of<text:span text:style-name="T3"> </text:span>effort<text:span text:style-name="T3"> </text:span>that<text:span text:style-name="T3"> </text:span>you<text:span text:style-name="T3"> </text:span>wrote<text:span text:style-name="T3"> </text:span>it<text:span text:style-name="T3"> </text:span>for<text:span text:style-name="T3"> </text:span>someone,<text:span text:style-name="T3"> </text:span>it<text:span text:style-name="T3"> </text:span>will<text:span text:style-name="T3"> </text:span>get<text:span text:style-name="T3"> </text:span>through,<text:span text:style-name="T3"> </text:span>others<text:span text:style-name="T3"> </text:span>will<text:span text:style-name="T3"> </text:span>really<text:span text:style-name="T3"> </text:span>appreciate<text:span text:style-name="T3"> </text:span>it.<text:span text:style-name="T3"> </text:span>You<text:span text:style-name="T3"> </text:span>can<text:span text:style-name="T3"> </text:span>add<text:span text:style-name="T3"> </text:span>some<text:span text:style-name="T3"> </text:span>photos<text:span text:style-name="T3"> </text:span>as<text:span text:style-name="T3"> </text:span>well,<text:span text:style-name="T3"> </text:span>a<text:span text:style-name="T3"> </text:span>nice<text:span text:style-name="T3"> </text:span>stamp,<text:span text:style-name="T3"> </text:span>and<text:span text:style-name="T3"> </text:span>you<text:span text:style-name="T3"> </text:span>just<text:span text:style-name="T3"> </text:span>made<text:span text:style-name="T3"> </text:span>someone's<text:span text:style-name="T3"> </text:span>day<text:span text:style-name="T3"> </text:span>very<text:span text:style-name="T3"> </text:span>cheerful<text:span text:style-name="T3"> </text:span>with<text:span text:style-name="T3"> </text:span>your<text:span text:style-name="T3"> </text:span>creation.</text:p>
      <text:p text:style-name="P6"/>
      <text:p text:style-name="P8">Slide<text:span text:style-name="T3"> </text:span>13</text:p>
      <text:p text:style-name="P6">Also,<text:span text:style-name="T3"> </text:span>there<text:span text:style-name="T3"> </text:span>are<text:span text:style-name="T3"> </text:span>more<text:span text:style-name="T3"> </text:span>advanced<text:span text:style-name="T3"> </text:span>things<text:span text:style-name="T3"> </text:span>you<text:span text:style-name="T3"> </text:span>could<text:span text:style-name="T3"> </text:span>write.<text:span text:style-name="T3"> </text:span>For<text:span text:style-name="T3"> </text:span>example<text:span text:style-name="T3"> </text:span>blogs.<text:span text:style-name="T3"> </text:span>My<text:span text:style-name="T3"> </text:span>first<text:span text:style-name="T3"> </text:span>one<text:span text:style-name="T3"> </text:span>was<text:span text:style-name="T3"> </text:span>in<text:span text:style-name="T3"> </text:span>2003,<text:span text:style-name="T3"> </text:span>I<text:span text:style-name="T3"> </text:span>know<text:span text:style-name="T3"> </text:span><text:soft-page-break/>because<text:span text:style-name="T3"> </text:span>the<text:span text:style-name="T3"> </text:span>Internet<text:span text:style-name="T3"> </text:span>has<text:span text:style-name="T3"> </text:span>preserved<text:span text:style-name="T3"> </text:span>it.<text:span text:style-name="T3"> </text:span>That<text:span text:style-name="T3"> </text:span>year<text:span text:style-name="T3"> </text:span>I<text:span text:style-name="T3"> </text:span>spent<text:span text:style-name="T3"> </text:span>the<text:span text:style-name="T3"> </text:span>winter<text:span text:style-name="T3"> </text:span>vacation<text:span text:style-name="T3"> </text:span>reading<text:span text:style-name="T3"> </text:span>and<text:span text:style-name="T3"> </text:span>writing<text:span text:style-name="T3"> </text:span>the<text:span text:style-name="T3"> </text:span>whole<text:span text:style-name="T3"> </text:span>day,<text:span text:style-name="T3"> </text:span>and<text:span text:style-name="T3"> </text:span>got<text:span text:style-name="T3"> </text:span>to<text:span text:style-name="T3"> </text:span>know<text:span text:style-name="T3"> </text:span>a<text:span text:style-name="T3"> </text:span>lot<text:span text:style-name="T3"> </text:span>of<text:span text:style-name="T3"> </text:span>interesting<text:span text:style-name="T3"> </text:span>people.</text:p>
      <text:p text:style-name="P6"/>
      <text:p text:style-name="P8">Slide<text:span text:style-name="T3"> </text:span>14</text:p>
      <text:p text:style-name="P6">Now<text:span text:style-name="T3"> </text:span>I'm<text:span text:style-name="T3"> </text:span>actually<text:span text:style-name="T3"> </text:span>writing<text:span text:style-name="T3"> </text:span>at<text:span text:style-name="T3"> </text:span>a<text:span text:style-name="T3"> </text:span>lot<text:span text:style-name="T3"> </text:span>of<text:span text:style-name="T3"> </text:span>different<text:span text:style-name="T3"> </text:span>places,<text:span text:style-name="T3"> </text:span>different<text:span text:style-name="T3"> </text:span>topics.<text:span text:style-name="T3"> </text:span>You<text:span text:style-name="T3"> </text:span>can<text:span text:style-name="T3"> </text:span>as<text:span text:style-name="T3"> </text:span>well.<text:span text:style-name="T3"> </text:span>Everyone<text:span text:style-name="T3"> </text:span>has<text:span text:style-name="T3"> </text:span>interests,<text:span text:style-name="T3"> </text:span>experience<text:span text:style-name="T3"> </text:span>or<text:span text:style-name="T3"> </text:span>knowledge<text:span text:style-name="T3"> </text:span>that<text:span text:style-name="T3"> </text:span>can<text:span text:style-name="T3"> </text:span>be<text:span text:style-name="T3"> </text:span>shared.<text:span text:style-name="T3"> </text:span>It's<text:span text:style-name="T3"> </text:span>very<text:span text:style-name="T3"> </text:span>good<text:span text:style-name="T3"> </text:span>for<text:span text:style-name="T3"> </text:span>you<text:span text:style-name="T3"> </text:span>to<text:span text:style-name="T3"> </text:span>organize<text:span text:style-name="T3"> </text:span>your<text:span text:style-name="T3"> </text:span>thoughts,<text:span text:style-name="T3"> </text:span>and<text:span text:style-name="T3"> </text:span>remind<text:span text:style-name="T3"> </text:span>yourself<text:span text:style-name="T3"> </text:span>of<text:span text:style-name="T3"> </text:span>the<text:span text:style-name="T3"> </text:span>things<text:span text:style-name="T3"> </text:span>you<text:span text:style-name="T3"> </text:span>learned<text:span text:style-name="T3"> </text:span>before.<text:span text:style-name="T3"> </text:span>Whether<text:span text:style-name="T3"> </text:span>you<text:span text:style-name="T3"> </text:span>want<text:span text:style-name="T3"> </text:span>to<text:span text:style-name="T3"> </text:span>just<text:span text:style-name="T3"> </text:span>remember<text:span text:style-name="T3"> </text:span>or<text:span text:style-name="T3"> </text:span>show<text:span text:style-name="T3"> </text:span>your<text:span text:style-name="T3"> </text:span>work,<text:span text:style-name="T3"> </text:span>or<text:span text:style-name="T3"> </text:span>just<text:span text:style-name="T3"> </text:span>connect<text:span text:style-name="T3"> </text:span>to<text:span text:style-name="T3"> </text:span>people,<text:span text:style-name="T3"> </text:span>blogs<text:span text:style-name="T3"> </text:span>are<text:span text:style-name="T3"> </text:span>very<text:span text:style-name="T3"> </text:span>useful.</text:p>
      <text:p text:style-name="P6"/>
      <text:p text:style-name="P8">Slide<text:span text:style-name="T3"> </text:span>15</text:p>
      <text:p text:style-name="P6">A<text:span text:style-name="T3"> </text:span>bit<text:span text:style-name="T3"> </text:span>more<text:span text:style-name="T3"> </text:span>advanced<text:span text:style-name="T3"> </text:span>is<text:span text:style-name="T3"> </text:span>750<text:span text:style-name="T3"> </text:span>words.<text:span text:style-name="T3"> </text:span>The<text:span text:style-name="T3"> </text:span>idea<text:span text:style-name="T3"> </text:span>is,<text:span text:style-name="T3"> </text:span>that<text:span text:style-name="T3"> </text:span>every<text:span text:style-name="T3"> </text:span>day,<text:span text:style-name="T3"> </text:span>maybe<text:span text:style-name="T3"> </text:span>in<text:span text:style-name="T3"> </text:span>the<text:span text:style-name="T3"> </text:span>morning,<text:span text:style-name="T3"> </text:span>maybe<text:span text:style-name="T3"> </text:span>some<text:span text:style-name="T3"> </text:span>other<text:span text:style-name="T3"> </text:span>part<text:span text:style-name="T3"> </text:span>of<text:span text:style-name="T3"> </text:span>the<text:span text:style-name="T3"> </text:span>day,<text:span text:style-name="T3"> </text:span>you<text:span text:style-name="T3"> </text:span>sit<text:span text:style-name="T3"> </text:span>down<text:span text:style-name="T3"> </text:span>to<text:span text:style-name="T3"> </text:span>write<text:span text:style-name="T3"> </text:span>at<text:span text:style-name="T3"> </text:span>least<text:span text:style-name="T3"> </text:span>750<text:span text:style-name="T3"> </text:span>words<text:span text:style-name="T3"> – </text:span>that's<text:span text:style-name="T3"> </text:span>about<text:span text:style-name="T3"> </text:span>3<text:span text:style-name="T3"> </text:span>pages<text:span text:style-name="T3"> </text:span>in<text:span text:style-name="T3"> </text:span>English.<text:span text:style-name="T3"> </text:span>Can<text:span text:style-name="T3"> </text:span>write<text:span text:style-name="T3"> </text:span>about<text:span text:style-name="T3"> </text:span>anything,<text:span text:style-name="T3"> </text:span>it<text:span text:style-name="T3"> </text:span>can<text:span text:style-name="T3"> </text:span>be<text:span text:style-name="T3"> </text:span>like<text:span text:style-name="T3"> </text:span>a<text:span text:style-name="T3"> </text:span>journal,<text:span text:style-name="T3"> </text:span>you<text:span text:style-name="T3"> </text:span>can<text:span text:style-name="T3"> </text:span>write<text:span text:style-name="T3"> </text:span>a<text:span text:style-name="T3"> </text:span>book<text:span text:style-name="T3"> </text:span>there,<text:span text:style-name="T3"> </text:span>it<text:span text:style-name="T3"> </text:span>can<text:span text:style-name="T3"> </text:span>be<text:span text:style-name="T3"> </text:span>letters<text:span text:style-name="T3"> </text:span>to<text:span text:style-name="T3"> </text:span>others,<text:span text:style-name="T3"> </text:span>whatever<text:span text:style-name="T3"> </text:span>you<text:span text:style-name="T3"> </text:span>want<text:span text:style-name="T3"> </text:span>it<text:span text:style-name="T3"> </text:span>to<text:span text:style-name="T3"> </text:span>be.</text:p>
      <text:p text:style-name="P6"/>
      <text:p text:style-name="P8">Slide<text:span text:style-name="T3"> </text:span>16</text:p>
      <text:p text:style-name="P6">What<text:span text:style-name="T3"> </text:span>you<text:span text:style-name="T3"> </text:span>write,<text:span text:style-name="T3"> </text:span>only<text:span text:style-name="T3"> </text:span>you<text:span text:style-name="T3"> </text:span>can<text:span text:style-name="T3"> </text:span>see.<text:span text:style-name="T3"> </text:span>Since<text:span text:style-name="T3"> </text:span>I<text:span text:style-name="T3"> </text:span>started<text:span text:style-name="T3"> </text:span>it,<text:span text:style-name="T3"> </text:span>I<text:span text:style-name="T3"> </text:span>wrote<text:span text:style-name="T3"> </text:span>on<text:span text:style-name="T3"> </text:span>195<text:span text:style-name="T3"> </text:span>days,<text:span text:style-name="T3"> </text:span>altogether<text:span text:style-name="T3"> </text:span>more<text:span text:style-name="T3"> </text:span>than<text:span text:style-name="T3"> </text:span>160.000<text:span text:style-name="T3"> </text:span>words.<text:span text:style-name="T3"> </text:span>Because<text:span text:style-name="T3"> </text:span>of<text:span text:style-name="T3"> </text:span>it<text:span text:style-name="T3"> </text:span>I<text:span text:style-name="T3"> </text:span>think<text:span text:style-name="T3"> </text:span>much<text:span text:style-name="T3"> </text:span>clearer.<text:span text:style-name="T3"> </text:span>When<text:span text:style-name="T3"> </text:span>I'm<text:span text:style-name="T3"> </text:span>upset,<text:span text:style-name="T3"> </text:span>the<text:span text:style-name="T3"> </text:span>feeling<text:span text:style-name="T3"> </text:span>is<text:span text:style-name="T3"> </text:span>gone<text:span text:style-name="T3"> </text:span>sooner,<text:span text:style-name="T3"> </text:span>when<text:span text:style-name="T3"> </text:span>I'm<text:span text:style-name="T3"> </text:span>happy,<text:span text:style-name="T3"> </text:span>the<text:span text:style-name="T3"> </text:span>feeliong<text:span text:style-name="T3"> </text:span>stays<text:span text:style-name="T3"> </text:span>longer<text:span text:style-name="T3"> </text:span>because<text:span text:style-name="T3"> </text:span>I<text:span text:style-name="T3"> </text:span>write<text:span text:style-name="T3"> </text:span>it<text:span text:style-name="T3"> </text:span>out.<text:span text:style-name="T3"> </text:span>It's<text:span text:style-name="T3"> </text:span>like<text:span text:style-name="T3"> </text:span>my<text:span text:style-name="T3"> </text:span>very<text:span text:style-name="T3"> </text:span>close<text:span text:style-name="T3"> </text:span>friend<text:span text:style-name="T3"> – </text:span>or<text:span text:style-name="T3"> </text:span>therapist.</text:p>
      <text:p text:style-name="P6"/>
      <text:p text:style-name="P8">Slide<text:span text:style-name="T3"> </text:span>17</text:p>
      <text:p text:style-name="P6">Ever<text:span text:style-name="T3"> </text:span>more<text:span text:style-name="T3"> </text:span>advanced<text:span text:style-name="T3"> </text:span>is:<text:span text:style-name="T3"> </text:span>write<text:span text:style-name="T3"> </text:span>a<text:span text:style-name="T3"> </text:span>novel.<text:span text:style-name="T3"> </text:span>There's<text:span text:style-name="T3"> </text:span>this<text:span text:style-name="T3"> </text:span>project<text:span text:style-name="T3"> </text:span>called<text:span text:style-name="T3"> </text:span>NaNoWriMo:<text:span text:style-name="T3"> </text:span>National<text:span text:style-name="T3"> </text:span>Novel<text:span text:style-name="T3"> </text:span>Writing<text:span text:style-name="T3"> </text:span>Month,<text:span text:style-name="T3"> </text:span>every<text:span text:style-name="T3"> </text:span>November<text:span text:style-name="T3"> </text:span>many<text:span text:style-name="T3"> </text:span>tens<text:span text:style-name="T3"> </text:span>of<text:span text:style-name="T3"> </text:span>thousands<text:span text:style-name="T3"> </text:span>of<text:span text:style-name="T3"> </text:span>people<text:span text:style-name="T3"> </text:span>attempt<text:span text:style-name="T3"> </text:span>to<text:span text:style-name="T3"> </text:span>write<text:span text:style-name="T3"> </text:span>a<text:span text:style-name="T3"> </text:span>novel<text:span text:style-name="T3"> </text:span>in<text:span text:style-name="T3"> </text:span>30<text:span text:style-name="T3"> </text:span>days.<text:span text:style-name="T3"> </text:span>It<text:span text:style-name="T3"> </text:span>doesn't<text:span text:style-name="T3"> </text:span>matter<text:span text:style-name="T3"> </text:span>what<text:span text:style-name="T3"> </text:span>kind,<text:span text:style-name="T3"> </text:span>just<text:span text:style-name="T3"> </text:span>that<text:span text:style-name="T3"> </text:span>it<text:span text:style-name="T3"> </text:span>is<text:span text:style-name="T3"> </text:span>at<text:span text:style-name="T3"> </text:span>least<text:span text:style-name="T3"> </text:span>50000<text:span text:style-name="T3"> </text:span>words<text:span text:style-name="T3"> </text:span>long.<text:span text:style-name="T3"> </text:span>Can<text:span text:style-name="T3"> </text:span>be<text:span text:style-name="T3"> </text:span>about<text:span text:style-name="T3"> </text:span>anything.</text:p>
      <text:p text:style-name="P6"/>
      <text:p text:style-name="P8">Slide<text:span text:style-name="T3"> </text:span>18</text:p>
      <text:p text:style-name="P6">I<text:span text:style-name="T3"> </text:span>had<text:span text:style-name="T3"> </text:span>two<text:span text:style-name="T3"> </text:span>or<text:span text:style-name="T3"> </text:span>three<text:span text:style-name="T3"> </text:span>writing<text:span text:style-name="T3"> </text:span>buddies,<text:span text:style-name="T3"> </text:span>it's<text:span text:style-name="T3"> </text:span>really<text:span text:style-name="T3"> </text:span>fun,<text:span text:style-name="T3"> </text:span>encouraging<text:span text:style-name="T3"> </text:span>each<text:span text:style-name="T3"> </text:span>others.<text:span text:style-name="T3"> </text:span>Tried<text:span text:style-name="T3"> </text:span>2<text:span text:style-name="T3"> </text:span>or<text:span text:style-name="T3"> </text:span>3<text:span text:style-name="T3"> </text:span>years<text:span text:style-name="T3"> – </text:span>failed<text:span text:style-name="T3"> </text:span>every<text:span text:style-name="T3"> </text:span><text:soft-page-break/>time.<text:span text:style-name="T3"> </text:span>The<text:span text:style-name="T3"> </text:span>furthest<text:span text:style-name="T3"> </text:span>I<text:span text:style-name="T3"> </text:span>got<text:span text:style-name="T3"> </text:span>is<text:span text:style-name="T3"> </text:span>5300<text:span text:style-name="T3"> </text:span>words.<text:span text:style-name="T3"> </text:span>But<text:span text:style-name="T3"> </text:span>it<text:span text:style-name="T3"> </text:span>made<text:span text:style-name="T3"> </text:span>me<text:span text:style-name="T3"> </text:span>think<text:span text:style-name="T3"> </text:span>about<text:span text:style-name="T3"> “</text:span>scenes<text:span text:style-name="T3">” </text:span>and<text:span text:style-name="T3"> “</text:span>characters<text:span text:style-name="T3">” </text:span>and<text:span text:style-name="T3"> “</text:span>storyline<text:span text:style-name="T3">” </text:span>much<text:span text:style-name="T3"> </text:span>more.<text:span text:style-name="T3"> </text:span>Now<text:span text:style-name="T3"> </text:span>I<text:span text:style-name="T3"> </text:span>know<text:span text:style-name="T3"> </text:span>the<text:span text:style-name="T3"> </text:span>joy<text:span text:style-name="T3"> </text:span>of<text:span text:style-name="T3"> </text:span>writing<text:span text:style-name="T3"> </text:span>a<text:span text:style-name="T3"> </text:span>scene<text:span text:style-name="T3"> </text:span>that<text:span text:style-name="T3"> </text:span>has<text:span text:style-name="T3"> </text:span>a<text:span text:style-name="T3"> </text:span>smooth<text:span text:style-name="T3"> </text:span>flow.<text:span text:style-name="T3"> </text:span>And<text:span text:style-name="T3"> </text:span>now<text:span text:style-name="T3"> </text:span>I<text:span text:style-name="T3"> </text:span>read<text:span text:style-name="T3"> </text:span>books<text:span text:style-name="T3"> </text:span>in<text:span text:style-name="T3"> </text:span>a<text:span text:style-name="T3"> </text:span>very<text:span text:style-name="T3"> </text:span>different<text:span text:style-name="T3"> </text:span>way<text:span text:style-name="T3"> </text:span>because<text:span text:style-name="T3"> </text:span>of<text:span text:style-name="T3"> </text:span>that.</text:p>
      <text:p text:style-name="P6"/>
      <text:p text:style-name="P8">Slide<text:span text:style-name="T3"> </text:span>19</text:p>
      <text:p text:style-name="P6">And<text:span text:style-name="T3"> </text:span>finally,<text:span text:style-name="T3"> </text:span>there's<text:span text:style-name="T3"> </text:span>the<text:span text:style-name="T3"> </text:span>most<text:span text:style-name="T3"> </text:span>difficult<text:span text:style-name="T3"> </text:span>one:<text:span text:style-name="T3"> </text:span>write<text:span text:style-name="T3"> </text:span>some<text:span text:style-name="T3"> </text:span>notes<text:span text:style-name="T3"> </text:span>for<text:span text:style-name="T3"> </text:span>your<text:span text:style-name="T3"> </text:span>Ignite<text:span text:style-name="T3"> </text:span>talk.<text:span text:style-name="T3"> </text:span>Especially<text:span text:style-name="T3"> </text:span>if<text:span text:style-name="T3"> </text:span>you<text:span text:style-name="T3"> </text:span>give<text:span text:style-name="T3"> </text:span>it<text:span text:style-name="T3"> </text:span>in<text:span text:style-name="T3"> </text:span>a<text:span text:style-name="T3"> </text:span>language<text:span text:style-name="T3"> </text:span>you<text:span text:style-name="T3"> </text:span>don't<text:span text:style-name="T3"> </text:span>yet<text:span text:style-name="T3"> </text:span>speak.<text:span text:style-name="T3"> </text:span>It's<text:span text:style-name="T3"> </text:span>very<text:span text:style-name="T3"> </text:span>helpful,<text:span text:style-name="T3"> </text:span>trust<text:span text:style-name="T3"> </text:span>me!</text:p>
      <text:p text:style-name="P8"/>
      <text:p text:style-name="P8">Slide<text:span text:style-name="T3"> </text:span>20</text:p>
      <text:p text:style-name="P6">If<text:span text:style-name="T3"> </text:span>this<text:span text:style-name="T3"> </text:span>inspired<text:span text:style-name="T3"> </text:span>you<text:span text:style-name="T3"> </text:span>to<text:span text:style-name="T3"> </text:span>write<text:span text:style-name="T3"> </text:span>some<text:span text:style-name="T3"> </text:span>more,<text:span text:style-name="T3"> </text:span>whatever<text:span text:style-name="T3"> </text:span>is<text:span text:style-name="T3"> </text:span>on<text:span text:style-name="T3"> </text:span>your<text:span text:style-name="T3"> </text:span>mind,<text:span text:style-name="T3"> </text:span>try<text:span text:style-name="T3"> </text:span>them<text:span text:style-name="T3"> </text:span>out.<text:span text:style-name="T3"> </text:span>Or<text:span text:style-name="T3"> </text:span>you<text:span text:style-name="T3"> </text:span>can<text:span text:style-name="T3"> </text:span>also<text:span text:style-name="T3"> </text:span>just<text:span text:style-name="T3"> </text:span>write<text:span text:style-name="T3"> </text:span>me<text:span text:style-name="T3"> </text:span>something.</text:p>
      <text:p text:style-name="P6">Thank<text:span text:style-name="T3"> </text:span>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AR PL UMing HK1" svg:font-family="'AR PL UMing HK', 'MS Gothic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 PL UMing HK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標號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預設段落字型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bject title:   Write me something</dc:title>
    <meta:initial-creator>Lab </meta:initial-creator>
    <meta:creation-date>2012-03-28T12:58:00</meta:creation-date>
    <dc:creator>Lab </dc:creator>
    <dc:date>2012-03-27T15:29:27</dc:date>
    <meta:editing-cycles>13</meta:editing-cycles>
    <meta:editing-duration>PT2H30M37S</meta:editing-duration>
    <meta:generator>LibreOffice/3.4$Unix LibreOffice_project/340m1$Build-402</meta:generator>
    <meta:printed-by>Lab </meta:printed-by>
    <meta:print-date>2012-03-27T15:29:23</meta:print-date>
    <meta:document-statistic meta:table-count="0" meta:image-count="0" meta:object-count="0" meta:page-count="5" meta:paragraph-count="47" meta:word-count="1213" meta:character-count="5915" meta:non-whitespace-character-count="4928"/>
    <meta:user-defined meta:name="Info 1"/>
    <meta:user-defined meta:name="Info 2"/>
    <meta:user-defined meta:name="Info 3"/>
    <meta:user-defined meta:name="Info 4"/>
  </office:meta>
</office:document-meta>
</file>